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9af4" draw:stroke="none" fo:margin="1.000000000000000pt" style:wrap="biggest" style:wrap-dynamic-threshold="0.000000000000000pt" svg:fill-rule="evenodd"/>
    </style:style>
    <style:style style:name="gr3" style:family="graphic">
      <style:graphic-properties draw:fill="solid" draw:fill-color="#1c8f31" draw:stroke="none" fo:margin="1.000000000000000pt" style:wrap="biggest" style:wrap-dynamic-threshold="0.000000000000000pt" svg:fill-rule="evenodd"/>
    </style:style>
    <style:style style:name="gr4" style:family="graphic">
      <style:graphic-properties draw:fill="solid" draw:fill-color="#efef00" draw:stroke="none" fo:margin="1.000000000000000pt" style:wrap="biggest" style:wrap-dynamic-threshold="0.000000000000000pt" svg:fill-rule="evenodd"/>
    </style:style>
    <style:style style:name="gr5" style:family="graphic">
      <style:graphic-properties draw:fill="solid" draw:fill-color="#ffda00" draw:stroke="none" fo:margin="1.000000000000000pt" style:wrap="biggest" style:wrap-dynamic-threshold="0.000000000000000pt" svg:fill-rule="evenodd"/>
    </style:style>
    <style:style style:name="gr6" style:family="graphic">
      <style:graphic-properties draw:fill="solid" draw:fill-color="#0098f6" draw:stroke="none" fo:margin="1.000000000000000pt" style:wrap="biggest" style:wrap-dynamic-threshold="0.000000000000000pt" svg:fill-rule="evenodd"/>
    </style:style>
    <style:style style:name="gr7" style:family="graphic">
      <style:graphic-properties draw:fill="solid" draw:fill-color="#ffd9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242" draw:layer="" svg:width="150.00000000000pt" svg:height="50.00000000000pt"/>
          <draw:rect draw:style-name="gr3" draw:id="shape3" draw:name="rect1243" draw:layer="" svg:width="150.00000000000pt" svg:height="25.00000000000pt" svg:x="0.00000000000pt" svg:y="75.00000000000pt"/>
          <draw:rect draw:style-name="gr4" draw:id="shape4" draw:name="rect1244" draw:layer="" svg:width="150.00000000000pt" svg:height="25.00000320000pt" svg:x="0.00000000000pt" svg:y="50.00000000000pt"/>
          <draw:path draw:style-name="gr5" draw:id="shape5" draw:name="polygon1249" draw:layer="" svg:width="128.29119234357pt" svg:height="128.29119633256pt" draw:transform="matrix(0.25198412000 0.00000000000 0.00000000000 0.25198412000 106.84144972935pt 8.95381835123pt)" svg:viewBox="0 0 128 128" svg:d="M116.183 102.306L87.4512 86.4589L104.533 114.474L80.882 91.7304L90.1309 123.212L73.1723 95.1222L73.9579 127.925L64.8475 96.4029L57.1163 128.291L56.4748 95.4854L40.7537 124.286L48.6248 92.4322L25.9852 116.183L41.8326 87.4512L13.8173 104.533L36.561 80.882L5.07918 90.1309L33.1692 73.1723L0.366366 73.9579L31.8885 64.8475L0 57.1163L32.806 56.4748L4.00505 40.7537L35.8593 48.6248L12.1086 25.9852L40.8402 41.8326L23.7584 13.8173L47.4094 36.561L38.1605 5.07919L55.1191 33.1692L54.3335 0.366366L63.444 31.8885L71.1751 0L71.8167 32.806L87.5377 4.00505L79.6666 35.8593L102.306 12.1086L86.4589 40.8402L114.474 23.7584L91.7304 47.4094L123.212 38.1605L95.1222 55.1191L127.925 54.3335L96.4029 63.444L128.291 71.1751L95.4854 71.8166L124.286 87.5377L92.4321 79.6666Z" koffice:nodeTypes="ccccccccccccccccccccccccccccccccccccccccccccccccc"/>
          <draw:path draw:style-name="gr6" draw:id="shape6" draw:name="path1251" draw:layer="" svg:width="49.14690225702pt" svg:height="49.14686101345pt" draw:transform="matrix(0.25511024000 0.00000000000 0.00000000000 0.25511024000 116.72661236945pt 18.83898839763pt)" svg:viewBox="0 0 49 49" svg:d="M49.1469 24.5734C49.1469 38.1449 38.145 49.1469 24.5735 49.1469C11.0019 49.1469 0 38.1449 0 24.5734C-9.01703e-14 11.0019 11.0019 0 24.5735 0C38.145 0 49.1469 11.0019 49.1469 24.5734Z" koffice:nodeTypes="ccccc"/>
          <draw:path draw:style-name="gr7" draw:id="shape7" draw:name="path1250" draw:layer="" svg:width="49.14690225702pt" svg:height="49.14686101345pt" draw:transform="matrix(0.20509467000 0.00000000000 0.00000000000 0.20808370000 117.96629036114pt 20.00458434551pt)" svg:viewBox="0 0 49 49" svg:d="M49.1469 24.5734C49.1469 38.1449 38.145 49.1469 24.5735 49.1469C11.0019 49.1469 0 38.1449 0 24.5734C-9.01703e-14 11.0019 11.0019 0 24.5735 0C38.145 0 49.1469 11.0019 49.1469 24.5734Z" koffice:nodeTypes="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9:03</dc:date>
    <meta:creation-date>2011-05-22T06:11:21</meta:creation-date>
    <dc:creator>Yue Liu</dc:creator>
  </office:meta>
</office:document-meta>
</file>